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tructurerAXIOM.testStructurer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AXIOM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AXIOM.testStructurerWithXm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AXIOM.testStruct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AXIOM.prepareStructurer( boolean allow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StructurerAXIOM.testStructurerXm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